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line-height="150%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blemrapport</text:h>
      <text:p text:style-name="P1"/>
      <text:h text:style-name="P4" text:outline-level="1">Sprint 1</text:h>
      <text:p text:style-name="P2">&lt;Use Case:Klasse/Dokument&gt;:</text:p>
      <text:p text:style-name="P2">Problem:</text:p>
      <text:p text:style-name="P2">Mulig grund:</text:p>
      <text:p text:style-name="P2">Umiddelbar løsning:</text:p>
      <text:h text:style-name="P4" text:outline-level="1">Sprint 2</text:h>
      <text:p text:style-name="P2">&lt;Use Case:Klasse/Dokument&gt;:</text:p>
      <text:p text:style-name="P2">Problem:</text:p>
      <text:p text:style-name="P2">Mulig grund:</text:p>
      <text:p text:style-name="P2">Umiddelbar løsning:</text:p>
      <text:h text:style-name="P4" text:outline-level="1">Sprint 3</text:h>
      <text:p text:style-name="P2">&lt;Use Case:Klasse/Dokument&gt;:</text:p>
      <text:p text:style-name="P2">Problem:</text:p>
      <text:p text:style-name="P2">Mulig grund:</text:p>
      <text:p text:style-name="P2">Umiddelbar løsn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9S</meta:editing-duration>
    <meta:editing-cycles>67</meta:editing-cycles>
    <meta:generator>LibreOffice/3.4$Win32 LibreOffice_project/340m1$Build-203</meta:generator>
    <dc:date>2012-02-11T20:53:47.70</dc:date>
    <meta:document-statistic meta:table-count="0" meta:image-count="0" meta:object-count="0" meta:page-count="1" meta:paragraph-count="16" meta:word-count="28" meta:character-count="236" meta:non-whitespace-character-count="224"/>
    <meta:user-defined meta:name="Info 1"/>
    <meta:user-defined meta:name="Info 2"/>
    <meta:user-defined meta:name="Info 3"/>
    <meta:user-defined meta:name="Info 4"/>
  </office:meta>
</office:document-meta>
</file>